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5146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uebas" table:style-name="ta1">
        <table:shapes>
          <draw:frame draw:z-index="0" draw:style-name="gr1" draw:text-style-name="P1" svg:width="10.737in" svg:height="6.0394in" svg:x="7.9732in" svg:y="17.4067in">
            <draw:object draw:notify-on-update-of-ranges="pruebas.C96:pruebas.C96 pruebas.C97:pruebas.C105 pruebas.D96:pruebas.D96 pruebas.D97:pruebas.D105 pruebas.E96:pruebas.E96 pruebas.E97:pruebas.E105 pruebas.F96:pruebas.F96 pruebas.F97:pruebas.F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payload_size_bytes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total_time_ms</text:p>
          </table:table-cell>
          <table:table-cell office:value-type="string" calcext:value-type="string">
            <text:p>avg_time_ms</text:p>
          </table:table-cell>
          <table:table-cell office:value-type="string" calcext:value-type="string">
            <text:p>min_time_ms</text:p>
          </table:table-cell>
          <table:table-cell office:value-type="string" calcext:value-type="string">
            <text:p>max_time_ms</text:p>
          </table:table-cell>
          <table:table-cell office:value-type="string" calcext:value-type="string">
            <text:p>stdev_time_ms</text:p>
          </table:table-cell>
          <table:table-cell office:value-type="string" calcext:value-type="string">
            <text:p>avg_bandwidth_mbps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3605" calcext:value-type="float">
            <text:p>0.13605</text:p>
          </table:table-cell>
          <table:table-cell office:value-type="float" office:value="0.01700625" calcext:value-type="float">
            <text:p>0.01700625</text:p>
          </table:table-cell>
          <table:table-cell office:value-type="float" office:value="0.013829" calcext:value-type="float">
            <text:p>0.013829</text:p>
          </table:table-cell>
          <table:table-cell office:value-type="float" office:value="0.021371" calcext:value-type="float">
            <text:p>0.021371</text:p>
          </table:table-cell>
          <table:table-cell office:value-type="float" office:value="0.0028962677337764" calcext:value-type="float">
            <text:p>0.0028962677337764</text:p>
          </table:table-cell>
          <table:table-cell office:value-type="float" office:value="0.0588019110621095" calcext:value-type="float">
            <text:p>0.058801911062109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00431" calcext:value-type="float">
            <text:p>0.100431</text:p>
          </table:table-cell>
          <table:table-cell office:value-type="float" office:value="0.012553875" calcext:value-type="float">
            <text:p>0.012553875</text:p>
          </table:table-cell>
          <table:table-cell office:value-type="float" office:value="0.010825" calcext:value-type="float">
            <text:p>0.010825</text:p>
          </table:table-cell>
          <table:table-cell office:value-type="float" office:value="0.019416" calcext:value-type="float">
            <text:p>0.019416</text:p>
          </table:table-cell>
          <table:table-cell office:value-type="float" office:value="0.00281729386050312" calcext:value-type="float">
            <text:p>0.00281729386050312</text:p>
          </table:table-cell>
          <table:table-cell office:value-type="float" office:value="0.79656679710448" calcext:value-type="float">
            <text:p>0.7965667971044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99596" calcext:value-type="float">
            <text:p>0.099596</text:p>
          </table:table-cell>
          <table:table-cell office:value-type="float" office:value="0.0124495" calcext:value-type="float">
            <text:p>0.0124495</text:p>
          </table:table-cell>
          <table:table-cell office:value-type="float" office:value="0.010896" calcext:value-type="float">
            <text:p>0.010896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00309086377201307" calcext:value-type="float">
            <text:p>0.00309086377201307</text:p>
          </table:table-cell>
          <table:table-cell office:value-type="float" office:value="8.03245110245391" calcext:value-type="float">
            <text:p>8.03245110245391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98894" calcext:value-type="float">
            <text:p>0.098894</text:p>
          </table:table-cell>
          <table:table-cell office:value-type="float" office:value="0.01236175" calcext:value-type="float">
            <text:p>0.01236175</text:p>
          </table:table-cell>
          <table:table-cell office:value-type="float" office:value="0.010965" calcext:value-type="float">
            <text:p>0.010965</text:p>
          </table:table-cell>
          <table:table-cell office:value-type="float" office:value="0.018019" calcext:value-type="float">
            <text:p>0.018019</text:p>
          </table:table-cell>
          <table:table-cell office:value-type="float" office:value="0.00232719314380466" calcext:value-type="float">
            <text:p>0.00232719314380466</text:p>
          </table:table-cell>
          <table:table-cell office:value-type="float" office:value="80.8946953303537" calcext:value-type="float">
            <text:p>80.894695330353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9575" calcext:value-type="float">
            <text:p>0.09575</text:p>
          </table:table-cell>
          <table:table-cell office:value-type="float" office:value="0.01196875" calcext:value-type="float">
            <text:p>0.01196875</text:p>
          </table:table-cell>
          <table:table-cell office:value-type="float" office:value="0.010337" calcext:value-type="float">
            <text:p>0.010337</text:p>
          </table:table-cell>
          <table:table-cell office:value-type="float" office:value="0.017669" calcext:value-type="float">
            <text:p>0.017669</text:p>
          </table:table-cell>
          <table:table-cell office:value-type="float" office:value="0.00234332960610691" calcext:value-type="float">
            <text:p>0.00234332960610691</text:p>
          </table:table-cell>
          <table:table-cell office:value-type="float" office:value="835.509138381201" calcext:value-type="float">
            <text:p>835.509138381201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99242" calcext:value-type="float">
            <text:p>0.099242</text:p>
          </table:table-cell>
          <table:table-cell office:value-type="float" office:value="0.01240525" calcext:value-type="float">
            <text:p>0.01240525</text:p>
          </table:table-cell>
          <table:table-cell office:value-type="float" office:value="0.010895" calcext:value-type="float">
            <text:p>0.010895</text:p>
          </table:table-cell>
          <table:table-cell office:value-type="float" office:value="0.019625" calcext:value-type="float">
            <text:p>0.019625</text:p>
          </table:table-cell>
          <table:table-cell office:value-type="float" office:value="0.00295247488195436" calcext:value-type="float">
            <text:p>0.00295247488195436</text:p>
          </table:table-cell>
          <table:table-cell office:value-type="float" office:value="8061.10316196772" calcext:value-type="float">
            <text:p>8061.10316196772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0.086535" calcext:value-type="float">
            <text:p>0.086535</text:p>
          </table:table-cell>
          <table:table-cell office:value-type="float" office:value="0.010816875" calcext:value-type="float">
            <text:p>0.010816875</text:p>
          </table:table-cell>
          <table:table-cell office:value-type="float" office:value="0.00901" calcext:value-type="float">
            <text:p>0.00901</text:p>
          </table:table-cell>
          <table:table-cell office:value-type="float" office:value="0.015435" calcext:value-type="float">
            <text:p>0.015435</text:p>
          </table:table-cell>
          <table:table-cell office:value-type="float" office:value="0.00220019320174388" calcext:value-type="float">
            <text:p>0.00220019320174388</text:p>
          </table:table-cell>
          <table:table-cell office:value-type="float" office:value="92448.1423701393" calcext:value-type="float">
            <text:p>92448.142370139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51542" calcext:value-type="float">
            <text:p>0.051542</text:p>
          </table:table-cell>
          <table:table-cell office:value-type="float" office:value="0.00644275" calcext:value-type="float">
            <text:p>0.00644275</text:p>
          </table:table-cell>
          <table:table-cell office:value-type="float" office:value="0.005308" calcext:value-type="float">
            <text:p>0.005308</text:p>
          </table:table-cell>
          <table:table-cell office:value-type="float" office:value="0.011104" calcext:value-type="float">
            <text:p>0.011104</text:p>
          </table:table-cell>
          <table:table-cell office:value-type="float" office:value="0.00190356535780324" calcext:value-type="float">
            <text:p>0.00190356535780324</text:p>
          </table:table-cell>
          <table:table-cell office:value-type="float" office:value="1552132.24166699" calcext:value-type="float">
            <text:p>1552132.24166699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65232" calcext:value-type="float">
            <text:p>0.065232</text:p>
          </table:table-cell>
          <table:table-cell office:value-type="float" office:value="0.008154" calcext:value-type="float">
            <text:p>0.008154</text:p>
          </table:table-cell>
          <table:table-cell office:value-type="float" office:value="0.005168" calcext:value-type="float">
            <text:p>0.005168</text:p>
          </table:table-cell>
          <table:table-cell office:value-type="float" office:value="0.025701" calcext:value-type="float">
            <text:p>0.025701</text:p>
          </table:table-cell>
          <table:table-cell office:value-type="float" office:value="0.00709786575568419" calcext:value-type="float">
            <text:p>0.00709786575568419</text:p>
          </table:table-cell>
          <table:table-cell office:value-type="float" office:value="12263919.5486878" calcext:value-type="float">
            <text:p>12263919.548687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18.569115" calcext:value-type="float">
            <text:p>3018.569115</text:p>
          </table:table-cell>
          <table:table-cell office:value-type="float" office:value="377.321139375" calcext:value-type="float">
            <text:p>377.321139375</text:p>
          </table:table-cell>
          <table:table-cell office:value-type="float" office:value="336.24874" calcext:value-type="float">
            <text:p>336.24874</text:p>
          </table:table-cell>
          <table:table-cell office:value-type="float" office:value="420.40575" calcext:value-type="float">
            <text:p>420.40575</text:p>
          </table:table-cell>
          <table:table-cell office:value-type="float" office:value="32.0787204893586" calcext:value-type="float">
            <text:p>32.0787204893586</text:p>
          </table:table-cell>
          <table:table-cell office:value-type="float" office:value="0.00000265026232470413" calcext:value-type="float">
            <text:p>2.65026232470413E-0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988.708488" calcext:value-type="float">
            <text:p>2988.708488</text:p>
          </table:table-cell>
          <table:table-cell office:value-type="float" office:value="373.588561" calcext:value-type="float">
            <text:p>373.588561</text:p>
          </table:table-cell>
          <table:table-cell office:value-type="float" office:value="349.171456" calcext:value-type="float">
            <text:p>349.171456</text:p>
          </table:table-cell>
          <table:table-cell office:value-type="float" office:value="414.005651" calcext:value-type="float">
            <text:p>414.005651</text:p>
          </table:table-cell>
          <table:table-cell office:value-type="float" office:value="24.6094985018747" calcext:value-type="float">
            <text:p>24.6094985018747</text:p>
          </table:table-cell>
          <table:table-cell office:value-type="float" office:value="0.0000267674148620412" calcext:value-type="float">
            <text:p>2.67674148620412E-0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083.718854" calcext:value-type="float">
            <text:p>3083.718854</text:p>
          </table:table-cell>
          <table:table-cell office:value-type="float" office:value="385.46485675" calcext:value-type="float">
            <text:p>385.46485675</text:p>
          </table:table-cell>
          <table:table-cell office:value-type="float" office:value="354.917016" calcext:value-type="float">
            <text:p>354.917016</text:p>
          </table:table-cell>
          <table:table-cell office:value-type="float" office:value="411.135739" calcext:value-type="float">
            <text:p>411.135739</text:p>
          </table:table-cell>
          <table:table-cell office:value-type="float" office:value="22.5622799294465" calcext:value-type="float">
            <text:p>22.5622799294465</text:p>
          </table:table-cell>
          <table:table-cell office:value-type="float" office:value="0.000259427022331265" calcext:value-type="float">
            <text:p>0.00025942702233126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873.281478" calcext:value-type="float">
            <text:p>2873.281478</text:p>
          </table:table-cell>
          <table:table-cell office:value-type="float" office:value="359.16018475" calcext:value-type="float">
            <text:p>359.16018475</text:p>
          </table:table-cell>
          <table:table-cell office:value-type="float" office:value="327.607792" calcext:value-type="float">
            <text:p>327.607792</text:p>
          </table:table-cell>
          <table:table-cell office:value-type="float" office:value="410.612845" calcext:value-type="float">
            <text:p>410.612845</text:p>
          </table:table-cell>
          <table:table-cell office:value-type="float" office:value="25.4444805142763" calcext:value-type="float">
            <text:p>25.4444805142763</text:p>
          </table:table-cell>
          <table:table-cell office:value-type="float" office:value="0.00278427298587138" calcext:value-type="float">
            <text:p>0.0027842729858713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2758.674857" calcext:value-type="float">
            <text:p>2758.674857</text:p>
          </table:table-cell>
          <table:table-cell office:value-type="float" office:value="344.834357125" calcext:value-type="float">
            <text:p>344.834357125</text:p>
          </table:table-cell>
          <table:table-cell office:value-type="float" office:value="320.411777" calcext:value-type="float">
            <text:p>320.411777</text:p>
          </table:table-cell>
          <table:table-cell office:value-type="float" office:value="412.022594" calcext:value-type="float">
            <text:p>412.022594</text:p>
          </table:table-cell>
          <table:table-cell office:value-type="float" office:value="30.535348250493" calcext:value-type="float">
            <text:p>30.535348250493</text:p>
          </table:table-cell>
          <table:table-cell office:value-type="float" office:value="0.0289994305769685" calcext:value-type="float">
            <text:p>0.028999430576968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3165.063326" calcext:value-type="float">
            <text:p>3165.063326</text:p>
          </table:table-cell>
          <table:table-cell office:value-type="float" office:value="395.63291575" calcext:value-type="float">
            <text:p>395.63291575</text:p>
          </table:table-cell>
          <table:table-cell office:value-type="float" office:value="343.313823" calcext:value-type="float">
            <text:p>343.313823</text:p>
          </table:table-cell>
          <table:table-cell office:value-type="float" office:value="426.554174" calcext:value-type="float">
            <text:p>426.554174</text:p>
          </table:table-cell>
          <table:table-cell office:value-type="float" office:value="31.9825618289392" calcext:value-type="float">
            <text:p>31.9825618289392</text:p>
          </table:table-cell>
          <table:table-cell office:value-type="float" office:value="0.252759555686691" calcext:value-type="float">
            <text:p>0.252759555686691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3990.650735" calcext:value-type="float">
            <text:p>3990.650735</text:p>
          </table:table-cell>
          <table:table-cell office:value-type="float" office:value="498.831341875" calcext:value-type="float">
            <text:p>498.831341875</text:p>
          </table:table-cell>
          <table:table-cell office:value-type="float" office:value="434.203326" calcext:value-type="float">
            <text:p>434.203326</text:p>
          </table:table-cell>
          <table:table-cell office:value-type="float" office:value="562.927813" calcext:value-type="float">
            <text:p>562.927813</text:p>
          </table:table-cell>
          <table:table-cell office:value-type="float" office:value="47.3786057588835" calcext:value-type="float">
            <text:p>47.3786057588835</text:p>
          </table:table-cell>
          <table:table-cell office:value-type="float" office:value="2.00468558419207" calcext:value-type="float">
            <text:p>2.0046855841920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1198.890426" calcext:value-type="float">
            <text:p>11198.890426</text:p>
          </table:table-cell>
          <table:table-cell office:value-type="float" office:value="1399.86130325" calcext:value-type="float">
            <text:p>1399.86130325</text:p>
          </table:table-cell>
          <table:table-cell office:value-type="float" office:value="1160.073915" calcext:value-type="float">
            <text:p>1160.073915</text:p>
          </table:table-cell>
          <table:table-cell office:value-type="float" office:value="2096.906573" calcext:value-type="float">
            <text:p>2096.906573</text:p>
          </table:table-cell>
          <table:table-cell office:value-type="float" office:value="299.830934836083" calcext:value-type="float">
            <text:p>299.830934836083</text:p>
          </table:table-cell>
          <table:table-cell office:value-type="float" office:value="7.14356484944859" calcext:value-type="float">
            <text:p>7.14356484944859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75176.253616" calcext:value-type="float">
            <text:p>75176.253616</text:p>
          </table:table-cell>
          <table:table-cell office:value-type="float" office:value="9397.031702" calcext:value-type="float">
            <text:p>9397.031702</text:p>
          </table:table-cell>
          <table:table-cell office:value-type="float" office:value="8047.61662" calcext:value-type="float">
            <text:p>8047.61662</text:p>
          </table:table-cell>
          <table:table-cell office:value-type="float" office:value="13581.816293" calcext:value-type="float">
            <text:p>13581.816293</text:p>
          </table:table-cell>
          <table:table-cell office:value-type="float" office:value="1757.78248530982" calcext:value-type="float">
            <text:p>1757.78248530982</text:p>
          </table:table-cell>
          <table:table-cell office:value-type="float" office:value="10.6416582566936" calcext:value-type="float">
            <text:p>10.6416582566936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38705" calcext:value-type="float">
            <text:p>0.138705</text:p>
          </table:table-cell>
          <table:table-cell office:value-type="float" office:value="0.017338125" calcext:value-type="float">
            <text:p>0.017338125</text:p>
          </table:table-cell>
          <table:table-cell office:value-type="float" office:value="0.014387" calcext:value-type="float">
            <text:p>0.014387</text:p>
          </table:table-cell>
          <table:table-cell office:value-type="float" office:value="0.022349" calcext:value-type="float">
            <text:p>0.022349</text:p>
          </table:table-cell>
          <table:table-cell office:value-type="float" office:value="0.00314683239544149" calcext:value-type="float">
            <text:p>0.00314683239544149</text:p>
          </table:table-cell>
          <table:table-cell office:value-type="float" office:value="0.057676363505281" calcext:value-type="float">
            <text:p>0.057676363505281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00083" calcext:value-type="float">
            <text:p>0.100083</text:p>
          </table:table-cell>
          <table:table-cell office:value-type="float" office:value="0.012510375" calcext:value-type="float">
            <text:p>0.012510375</text:p>
          </table:table-cell>
          <table:table-cell office:value-type="float" office:value="0.010825" calcext:value-type="float">
            <text:p>0.010825</text:p>
          </table:table-cell>
          <table:table-cell office:value-type="float" office:value="0.020394" calcext:value-type="float">
            <text:p>0.020394</text:p>
          </table:table-cell>
          <table:table-cell office:value-type="float" office:value="0.0032234969448677" calcext:value-type="float">
            <text:p>0.0032234969448677</text:p>
          </table:table-cell>
          <table:table-cell office:value-type="float" office:value="0.79933655066295" calcext:value-type="float">
            <text:p>0.7993365506629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96797" calcext:value-type="float">
            <text:p>0.096797</text:p>
          </table:table-cell>
          <table:table-cell office:value-type="float" office:value="0.012099625" calcext:value-type="float">
            <text:p>0.012099625</text:p>
          </table:table-cell>
          <table:table-cell office:value-type="float" office:value="0.010546" calcext:value-type="float">
            <text:p>0.010546</text:p>
          </table:table-cell>
          <table:table-cell office:value-type="float" office:value="0.018298" calcext:value-type="float">
            <text:p>0.018298</text:p>
          </table:table-cell>
          <table:table-cell office:value-type="float" office:value="0.00253213320217784" calcext:value-type="float">
            <text:p>0.00253213320217784</text:p>
          </table:table-cell>
          <table:table-cell office:value-type="float" office:value="8.26471894790128" calcext:value-type="float">
            <text:p>8.2647189479012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098198" calcext:value-type="float">
            <text:p>0.098198</text:p>
          </table:table-cell>
          <table:table-cell office:value-type="float" office:value="0.01227475" calcext:value-type="float">
            <text:p>0.01227475</text:p>
          </table:table-cell>
          <table:table-cell office:value-type="float" office:value="0.010965" calcext:value-type="float">
            <text:p>0.010965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0.00224241500874137" calcext:value-type="float">
            <text:p>0.00224241500874137</text:p>
          </table:table-cell>
          <table:table-cell office:value-type="float" office:value="81.4680543391923" calcext:value-type="float">
            <text:p>81.468054339192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096941" calcext:value-type="float">
            <text:p>0.096941</text:p>
          </table:table-cell>
          <table:table-cell office:value-type="float" office:value="0.012117625" calcext:value-type="float">
            <text:p>0.012117625</text:p>
          </table:table-cell>
          <table:table-cell office:value-type="float" office:value="0.010476" calcext:value-type="float">
            <text:p>0.010476</text:p>
          </table:table-cell>
          <table:table-cell office:value-type="float" office:value="0.018857" calcext:value-type="float">
            <text:p>0.018857</text:p>
          </table:table-cell>
          <table:table-cell office:value-type="float" office:value="0.00276725330233532" calcext:value-type="float">
            <text:p>0.00276725330233532</text:p>
          </table:table-cell>
          <table:table-cell office:value-type="float" office:value="825.244220711567" calcext:value-type="float">
            <text:p>825.24422071156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098827" calcext:value-type="float">
            <text:p>0.098827</text:p>
          </table:table-cell>
          <table:table-cell office:value-type="float" office:value="0.012353375" calcext:value-type="float">
            <text:p>0.012353375</text:p>
          </table:table-cell>
          <table:table-cell office:value-type="float" office:value="0.010896" calcext:value-type="float">
            <text:p>0.010896</text:p>
          </table:table-cell>
          <table:table-cell office:value-type="float" office:value="0.019137" calcext:value-type="float">
            <text:p>0.019137</text:p>
          </table:table-cell>
          <table:table-cell office:value-type="float" office:value="0.00279512324990203" calcext:value-type="float">
            <text:p>0.00279512324990203</text:p>
          </table:table-cell>
          <table:table-cell office:value-type="float" office:value="8094.95380816983" calcext:value-type="float">
            <text:p>8094.9538081698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0.046724" calcext:value-type="float">
            <text:p>0.046724</text:p>
          </table:table-cell>
          <table:table-cell office:value-type="float" office:value="0.0058405" calcext:value-type="float">
            <text:p>0.0058405</text:p>
          </table:table-cell>
          <table:table-cell office:value-type="float" office:value="0.00433" calcext:value-type="float">
            <text:p>0.00433</text:p>
          </table:table-cell>
          <table:table-cell office:value-type="float" office:value="0.008521" calcext:value-type="float">
            <text:p>0.008521</text:p>
          </table:table-cell>
          <table:table-cell office:value-type="float" office:value="0.00125885083650583" calcext:value-type="float">
            <text:p>0.00125885083650583</text:p>
          </table:table-cell>
          <table:table-cell office:value-type="float" office:value="171218.217618355" calcext:value-type="float">
            <text:p>171218.21761835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10127" calcext:value-type="float">
            <text:p>0.10127</text:p>
          </table:table-cell>
          <table:table-cell office:value-type="float" office:value="0.01265875" calcext:value-type="float">
            <text:p>0.01265875</text:p>
          </table:table-cell>
          <table:table-cell office:value-type="float" office:value="0.010825" calcext:value-type="float">
            <text:p>0.010825</text:p>
          </table:table-cell>
          <table:table-cell office:value-type="float" office:value="0.021581" calcext:value-type="float">
            <text:p>0.021581</text:p>
          </table:table-cell>
          <table:table-cell office:value-type="float" office:value="0.00365944104826328" calcext:value-type="float">
            <text:p>0.00365944104826328</text:p>
          </table:table-cell>
          <table:table-cell office:value-type="float" office:value="789967.413844179" calcext:value-type="float">
            <text:p>789967.413844179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066699" calcext:value-type="float">
            <text:p>0.066699</text:p>
          </table:table-cell>
          <table:table-cell office:value-type="float" office:value="0.008337375" calcext:value-type="float">
            <text:p>0.008337375</text:p>
          </table:table-cell>
          <table:table-cell office:value-type="float" office:value="0.005099" calcext:value-type="float">
            <text:p>0.005099</text:p>
          </table:table-cell>
          <table:table-cell office:value-type="float" office:value="0.029543" calcext:value-type="float">
            <text:p>0.029543</text:p>
          </table:table-cell>
          <table:table-cell office:value-type="float" office:value="0.00857031641252027" calcext:value-type="float">
            <text:p>0.00857031641252027</text:p>
          </table:table-cell>
          <table:table-cell office:value-type="float" office:value="11994182.8213317" calcext:value-type="float">
            <text:p>11994182.821331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14.440397" calcext:value-type="float">
            <text:p>3214.440397</text:p>
          </table:table-cell>
          <table:table-cell office:value-type="float" office:value="401.805049625" calcext:value-type="float">
            <text:p>401.805049625</text:p>
          </table:table-cell>
          <table:table-cell office:value-type="float" office:value="369.264036" calcext:value-type="float">
            <text:p>369.264036</text:p>
          </table:table-cell>
          <table:table-cell office:value-type="float" office:value="432.800453" calcext:value-type="float">
            <text:p>432.800453</text:p>
          </table:table-cell>
          <table:table-cell office:value-type="float" office:value="22.9807695717566" calcext:value-type="float">
            <text:p>22.9807695717566</text:p>
          </table:table-cell>
          <table:table-cell office:value-type="float" office:value="0.00000248876912058046" calcext:value-type="float">
            <text:p>2.48876912058046E-0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333.014605" calcext:value-type="float">
            <text:p>3333.014605</text:p>
          </table:table-cell>
          <table:table-cell office:value-type="float" office:value="416.626825625" calcext:value-type="float">
            <text:p>416.626825625</text:p>
          </table:table-cell>
          <table:table-cell office:value-type="float" office:value="361.789093" calcext:value-type="float">
            <text:p>361.789093</text:p>
          </table:table-cell>
          <table:table-cell office:value-type="float" office:value="504.473063" calcext:value-type="float">
            <text:p>504.473063</text:p>
          </table:table-cell>
          <table:table-cell office:value-type="float" office:value="44.0159474975494" calcext:value-type="float">
            <text:p>44.0159474975494</text:p>
          </table:table-cell>
          <table:table-cell office:value-type="float" office:value="0.0000240022950634505" calcext:value-type="float">
            <text:p>2.40022950634505E-0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219.054634" calcext:value-type="float">
            <text:p>3219.054634</text:p>
          </table:table-cell>
          <table:table-cell office:value-type="float" office:value="402.38182925" calcext:value-type="float">
            <text:p>402.38182925</text:p>
          </table:table-cell>
          <table:table-cell office:value-type="float" office:value="360.969869" calcext:value-type="float">
            <text:p>360.969869</text:p>
          </table:table-cell>
          <table:table-cell office:value-type="float" office:value="420.469902" calcext:value-type="float">
            <text:p>420.469902</text:p>
          </table:table-cell>
          <table:table-cell office:value-type="float" office:value="20.1831892601685" calcext:value-type="float">
            <text:p>20.1831892601685</text:p>
          </table:table-cell>
          <table:table-cell office:value-type="float" office:value="0.000248520168483726" calcext:value-type="float">
            <text:p>0.00024852016848372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506.123106" calcext:value-type="float">
            <text:p>3506.123106</text:p>
          </table:table-cell>
          <table:table-cell office:value-type="float" office:value="438.26538825" calcext:value-type="float">
            <text:p>438.26538825</text:p>
          </table:table-cell>
          <table:table-cell office:value-type="float" office:value="399.762927" calcext:value-type="float">
            <text:p>399.762927</text:p>
          </table:table-cell>
          <table:table-cell office:value-type="float" office:value="497.10572" calcext:value-type="float">
            <text:p>497.10572</text:p>
          </table:table-cell>
          <table:table-cell office:value-type="float" office:value="33.0889946844136" calcext:value-type="float">
            <text:p>33.0889946844136</text:p>
          </table:table-cell>
          <table:table-cell office:value-type="float" office:value="0.00228172250606651" calcext:value-type="float">
            <text:p>0.00228172250606651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177.949128" calcext:value-type="float">
            <text:p>3177.949128</text:p>
          </table:table-cell>
          <table:table-cell office:value-type="float" office:value="397.243641" calcext:value-type="float">
            <text:p>397.243641</text:p>
          </table:table-cell>
          <table:table-cell office:value-type="float" office:value="349.704629" calcext:value-type="float">
            <text:p>349.704629</text:p>
          </table:table-cell>
          <table:table-cell office:value-type="float" office:value="501.387633" calcext:value-type="float">
            <text:p>501.387633</text:p>
          </table:table-cell>
          <table:table-cell office:value-type="float" office:value="48.0849322864071" calcext:value-type="float">
            <text:p>48.0849322864071</text:p>
          </table:table-cell>
          <table:table-cell office:value-type="float" office:value="0.0251734677862345" calcext:value-type="float">
            <text:p>0.025173467786234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3943.958696" calcext:value-type="float">
            <text:p>3943.958696</text:p>
          </table:table-cell>
          <table:table-cell office:value-type="float" office:value="492.994837" calcext:value-type="float">
            <text:p>492.994837</text:p>
          </table:table-cell>
          <table:table-cell office:value-type="float" office:value="463.712592" calcext:value-type="float">
            <text:p>463.712592</text:p>
          </table:table-cell>
          <table:table-cell office:value-type="float" office:value="529.740555" calcext:value-type="float">
            <text:p>529.740555</text:p>
          </table:table-cell>
          <table:table-cell office:value-type="float" office:value="24.3102360023553" calcext:value-type="float">
            <text:p>24.3102360023553</text:p>
          </table:table-cell>
          <table:table-cell office:value-type="float" office:value="0.202841880877548" calcext:value-type="float">
            <text:p>0.20284188087754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7584.72885" calcext:value-type="float">
            <text:p>7584.72885</text:p>
          </table:table-cell>
          <table:table-cell office:value-type="float" office:value="948.09110625" calcext:value-type="float">
            <text:p>948.09110625</text:p>
          </table:table-cell>
          <table:table-cell office:value-type="float" office:value="827.63656" calcext:value-type="float">
            <text:p>827.63656</text:p>
          </table:table-cell>
          <table:table-cell office:value-type="float" office:value="1074.862929" calcext:value-type="float">
            <text:p>1074.862929</text:p>
          </table:table-cell>
          <table:table-cell office:value-type="float" office:value="78.6891825020288" calcext:value-type="float">
            <text:p>78.6891825020288</text:p>
          </table:table-cell>
          <table:table-cell office:value-type="float" office:value="1.05475095526981" calcext:value-type="float">
            <text:p>1.05475095526981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9253.998768" calcext:value-type="float">
            <text:p>39253.998768</text:p>
          </table:table-cell>
          <table:table-cell office:value-type="float" office:value="4906.749846" calcext:value-type="float">
            <text:p>4906.749846</text:p>
          </table:table-cell>
          <table:table-cell office:value-type="float" office:value="4615.451539" calcext:value-type="float">
            <text:p>4615.451539</text:p>
          </table:table-cell>
          <table:table-cell office:value-type="float" office:value="5129.912157" calcext:value-type="float">
            <text:p>5129.912157</text:p>
          </table:table-cell>
          <table:table-cell office:value-type="float" office:value="194.608349917616" calcext:value-type="float">
            <text:p>194.608349917616</text:p>
          </table:table-cell>
          <table:table-cell office:value-type="float" office:value="2.03800892930216" calcext:value-type="float">
            <text:p>2.0380089293021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530756.462376" calcext:value-type="float">
            <text:p>530756.462376</text:p>
          </table:table-cell>
          <table:table-cell office:value-type="float" office:value="66344.557797" calcext:value-type="float">
            <text:p>66344.557797</text:p>
          </table:table-cell>
          <table:table-cell office:value-type="float" office:value="44491.607514" calcext:value-type="float">
            <text:p>44491.607514</text:p>
          </table:table-cell>
          <table:table-cell office:value-type="float" office:value="204222.522441" calcext:value-type="float">
            <text:p>204222.522441</text:p>
          </table:table-cell>
          <table:table-cell office:value-type="float" office:value="55742.3193887732" calcext:value-type="float">
            <text:p>55742.3193887732</text:p>
          </table:table-cell>
          <table:table-cell office:value-type="float" office:value="1.50728263659513" calcext:value-type="float">
            <text:p>1.5072826365951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07354" calcext:value-type="float">
            <text:p>0.207354</text:p>
          </table:table-cell>
          <table:table-cell office:value-type="float" office:value="0.02591925" calcext:value-type="float">
            <text:p>0.02591925</text:p>
          </table:table-cell>
          <table:table-cell office:value-type="float" office:value="0.016203" calcext:value-type="float">
            <text:p>0.016203</text:p>
          </table:table-cell>
          <table:table-cell office:value-type="float" office:value="0.072563" calcext:value-type="float">
            <text:p>0.072563</text:p>
          </table:table-cell>
          <table:table-cell office:value-type="float" office:value="0.0190888192536888" calcext:value-type="float">
            <text:p>0.0190888192536888</text:p>
          </table:table-cell>
          <table:table-cell office:value-type="float" office:value="0.0385813632724712" calcext:value-type="float">
            <text:p>0.0385813632724712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29761" calcext:value-type="float">
            <text:p>0.129761</text:p>
          </table:table-cell>
          <table:table-cell office:value-type="float" office:value="0.016220125" calcext:value-type="float">
            <text:p>0.016220125</text:p>
          </table:table-cell>
          <table:table-cell office:value-type="float" office:value="0.014177" calcext:value-type="float">
            <text:p>0.014177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0401303737612084" calcext:value-type="float">
            <text:p>0.00401303737612084</text:p>
          </table:table-cell>
          <table:table-cell office:value-type="float" office:value="0.616518060125924" calcext:value-type="float">
            <text:p>0.616518060125924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19288" calcext:value-type="float">
            <text:p>0.119288</text:p>
          </table:table-cell>
          <table:table-cell office:value-type="float" office:value="0.014911" calcext:value-type="float">
            <text:p>0.014911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00279323156423319" calcext:value-type="float">
            <text:p>0.00279323156423319</text:p>
          </table:table-cell>
          <table:table-cell office:value-type="float" office:value="6.70645831936155" calcext:value-type="float">
            <text:p>6.7064583193615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1289425" calcext:value-type="float">
            <text:p>0.01289425</text:p>
          </table:table-cell>
          <table:table-cell office:value-type="float" office:value="0.011593" calcext:value-type="float">
            <text:p>0.011593</text:p>
          </table:table-cell>
          <table:table-cell office:value-type="float" office:value="0.019905" calcext:value-type="float">
            <text:p>0.019905</text:p>
          </table:table-cell>
          <table:table-cell office:value-type="float" office:value="0.0028481647098238" calcext:value-type="float">
            <text:p>0.0028481647098238</text:p>
          </table:table-cell>
          <table:table-cell office:value-type="float" office:value="77.5539484654013" calcext:value-type="float">
            <text:p>77.553948465401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101478" calcext:value-type="float">
            <text:p>0.101478</text:p>
          </table:table-cell>
          <table:table-cell office:value-type="float" office:value="0.01268475" calcext:value-type="float">
            <text:p>0.01268475</text:p>
          </table:table-cell>
          <table:table-cell office:value-type="float" office:value="0.011314" calcext:value-type="float">
            <text:p>0.011314</text:p>
          </table:table-cell>
          <table:table-cell office:value-type="float" office:value="0.020114" calcext:value-type="float">
            <text:p>0.020114</text:p>
          </table:table-cell>
          <table:table-cell office:value-type="float" office:value="0.00302471829857167" calcext:value-type="float">
            <text:p>0.00302471829857167</text:p>
          </table:table-cell>
          <table:table-cell office:value-type="float" office:value="788.348213405861" calcext:value-type="float">
            <text:p>788.348213405861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103851" calcext:value-type="float">
            <text:p>0.103851</text:p>
          </table:table-cell>
          <table:table-cell office:value-type="float" office:value="0.012981375" calcext:value-type="float">
            <text:p>0.012981375</text:p>
          </table:table-cell>
          <table:table-cell office:value-type="float" office:value="0.011034" calcext:value-type="float">
            <text:p>0.011034</text:p>
          </table:table-cell>
          <table:table-cell office:value-type="float" office:value="0.021301" calcext:value-type="float">
            <text:p>0.021301</text:p>
          </table:table-cell>
          <table:table-cell office:value-type="float" office:value="0.00345152690589873" calcext:value-type="float">
            <text:p>0.00345152690589873</text:p>
          </table:table-cell>
          <table:table-cell office:value-type="float" office:value="7703.34421430704" calcext:value-type="float">
            <text:p>7703.34421430704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0.105807" calcext:value-type="float">
            <text:p>0.105807</text:p>
          </table:table-cell>
          <table:table-cell office:value-type="float" office:value="0.013225875" calcext:value-type="float">
            <text:p>0.013225875</text:p>
          </table:table-cell>
          <table:table-cell office:value-type="float" office:value="0.011314" calcext:value-type="float">
            <text:p>0.011314</text:p>
          </table:table-cell>
          <table:table-cell office:value-type="float" office:value="0.023257" calcext:value-type="float">
            <text:p>0.023257</text:p>
          </table:table-cell>
          <table:table-cell office:value-type="float" office:value="0.00408271479839089" calcext:value-type="float">
            <text:p>0.00408271479839089</text:p>
          </table:table-cell>
          <table:table-cell office:value-type="float" office:value="75609.3642197586" calcext:value-type="float">
            <text:p>75609.364219758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102384" calcext:value-type="float">
            <text:p>0.102384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0825" calcext:value-type="float">
            <text:p>0.010825</text:p>
          </table:table-cell>
          <table:table-cell office:value-type="float" office:value="0.022069" calcext:value-type="float">
            <text:p>0.022069</text:p>
          </table:table-cell>
          <table:table-cell office:value-type="float" office:value="0.00380983302971216" calcext:value-type="float">
            <text:p>0.00380983302971216</text:p>
          </table:table-cell>
          <table:table-cell office:value-type="float" office:value="781372.089388967" calcext:value-type="float">
            <text:p>781372.08938896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123895" calcext:value-type="float">
            <text:p>0.123895</text:p>
          </table:table-cell>
          <table:table-cell office:value-type="float" office:value="0.015486875" calcext:value-type="float">
            <text:p>0.015486875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0.066767" calcext:value-type="float">
            <text:p>0.066767</text:p>
          </table:table-cell>
          <table:table-cell office:value-type="float" office:value="0.0207354633172771" calcext:value-type="float">
            <text:p>0.0207354633172771</text:p>
          </table:table-cell>
          <table:table-cell office:value-type="float" office:value="6457080.59243715" calcext:value-type="float">
            <text:p>6457080.5924371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06.107179" calcext:value-type="float">
            <text:p>3606.107179</text:p>
          </table:table-cell>
          <table:table-cell office:value-type="float" office:value="450.763397375" calcext:value-type="float">
            <text:p>450.763397375</text:p>
          </table:table-cell>
          <table:table-cell office:value-type="float" office:value="365.508851" calcext:value-type="float">
            <text:p>365.508851</text:p>
          </table:table-cell>
          <table:table-cell office:value-type="float" office:value="649.924366" calcext:value-type="float">
            <text:p>649.924366</text:p>
          </table:table-cell>
          <table:table-cell office:value-type="float" office:value="88.1955863622458" calcext:value-type="float">
            <text:p>88.1955863622458</text:p>
          </table:table-cell>
          <table:table-cell office:value-type="float" office:value="0.00000221845874315318" calcext:value-type="float">
            <text:p>2.21845874315318E-0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26.016724" calcext:value-type="float">
            <text:p>3526.016724</text:p>
          </table:table-cell>
          <table:table-cell office:value-type="float" office:value="440.7520905" calcext:value-type="float">
            <text:p>440.7520905</text:p>
          </table:table-cell>
          <table:table-cell office:value-type="float" office:value="373.153542" calcext:value-type="float">
            <text:p>373.153542</text:p>
          </table:table-cell>
          <table:table-cell office:value-type="float" office:value="494.208978" calcext:value-type="float">
            <text:p>494.208978</text:p>
          </table:table-cell>
          <table:table-cell office:value-type="float" office:value="35.3027444248288" calcext:value-type="float">
            <text:p>35.3027444248288</text:p>
          </table:table-cell>
          <table:table-cell office:value-type="float" office:value="0.0000226884913663274" calcext:value-type="float">
            <text:p>2.26884913663274E-0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410.763717" calcext:value-type="float">
            <text:p>3410.763717</text:p>
          </table:table-cell>
          <table:table-cell office:value-type="float" office:value="426.345464625" calcext:value-type="float">
            <text:p>426.345464625</text:p>
          </table:table-cell>
          <table:table-cell office:value-type="float" office:value="367.116345" calcext:value-type="float">
            <text:p>367.116345</text:p>
          </table:table-cell>
          <table:table-cell office:value-type="float" office:value="511.74249" calcext:value-type="float">
            <text:p>511.74249</text:p>
          </table:table-cell>
          <table:table-cell office:value-type="float" office:value="46.4090222030206" calcext:value-type="float">
            <text:p>46.4090222030206</text:p>
          </table:table-cell>
          <table:table-cell office:value-type="float" office:value="0.000234551574479529" calcext:value-type="float">
            <text:p>0.000234551574479529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429.59472" calcext:value-type="float">
            <text:p>3429.59472</text:p>
          </table:table-cell>
          <table:table-cell office:value-type="float" office:value="428.69934" calcext:value-type="float">
            <text:p>428.69934</text:p>
          </table:table-cell>
          <table:table-cell office:value-type="float" office:value="379.161561" calcext:value-type="float">
            <text:p>379.161561</text:p>
          </table:table-cell>
          <table:table-cell office:value-type="float" office:value="484.461384" calcext:value-type="float">
            <text:p>484.461384</text:p>
          </table:table-cell>
          <table:table-cell office:value-type="float" office:value="33.8482581777008" calcext:value-type="float">
            <text:p>33.8482581777008</text:p>
          </table:table-cell>
          <table:table-cell office:value-type="float" office:value="0.00233263713445418" calcext:value-type="float">
            <text:p>0.0023326371344541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79.677812" calcext:value-type="float">
            <text:p>3279.677812</text:p>
          </table:table-cell>
          <table:table-cell office:value-type="float" office:value="409.9597265" calcext:value-type="float">
            <text:p>409.9597265</text:p>
          </table:table-cell>
          <table:table-cell office:value-type="float" office:value="364.568361" calcext:value-type="float">
            <text:p>364.568361</text:p>
          </table:table-cell>
          <table:table-cell office:value-type="float" office:value="466.521296" calcext:value-type="float">
            <text:p>466.521296</text:p>
          </table:table-cell>
          <table:table-cell office:value-type="float" office:value="38.7966068527276" calcext:value-type="float">
            <text:p>38.7966068527276</text:p>
          </table:table-cell>
          <table:table-cell office:value-type="float" office:value="0.0243926399438653" calcext:value-type="float">
            <text:p>0.024392639943865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4310.763024" calcext:value-type="float">
            <text:p>4310.763024</text:p>
          </table:table-cell>
          <table:table-cell office:value-type="float" office:value="538.845378" calcext:value-type="float">
            <text:p>538.845378</text:p>
          </table:table-cell>
          <table:table-cell office:value-type="float" office:value="489.787857" calcext:value-type="float">
            <text:p>489.787857</text:p>
          </table:table-cell>
          <table:table-cell office:value-type="float" office:value="605.193522" calcext:value-type="float">
            <text:p>605.193522</text:p>
          </table:table-cell>
          <table:table-cell office:value-type="float" office:value="35.1510634067463" calcext:value-type="float">
            <text:p>35.1510634067463</text:p>
          </table:table-cell>
          <table:table-cell office:value-type="float" office:value="0.185581994543897" calcext:value-type="float">
            <text:p>0.18558199454389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7043.081605" calcext:value-type="float">
            <text:p>7043.081605</text:p>
          </table:table-cell>
          <table:table-cell office:value-type="float" office:value="880.385200625" calcext:value-type="float">
            <text:p>880.385200625</text:p>
          </table:table-cell>
          <table:table-cell office:value-type="float" office:value="828.494644" calcext:value-type="float">
            <text:p>828.494644</text:p>
          </table:table-cell>
          <table:table-cell office:value-type="float" office:value="982.219901" calcext:value-type="float">
            <text:p>982.219901</text:p>
          </table:table-cell>
          <table:table-cell office:value-type="float" office:value="56.9594038806417" calcext:value-type="float">
            <text:p>56.9594038806417</text:p>
          </table:table-cell>
          <table:table-cell office:value-type="float" office:value="1.13586643583977" calcext:value-type="float">
            <text:p>1.1358664358397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1169.041593" calcext:value-type="float">
            <text:p>41169.041593</text:p>
          </table:table-cell>
          <table:table-cell office:value-type="float" office:value="5146.130199125" calcext:value-type="float">
            <text:p>5146.130199125</text:p>
          </table:table-cell>
          <table:table-cell office:value-type="float" office:value="4655.077467" calcext:value-type="float">
            <text:p>4655.077467</text:p>
          </table:table-cell>
          <table:table-cell office:value-type="float" office:value="6921.256602" calcext:value-type="float">
            <text:p>6921.256602</text:p>
          </table:table-cell>
          <table:table-cell office:value-type="float" office:value="769.418096896654" calcext:value-type="float">
            <text:p>769.418096896654</text:p>
          </table:table-cell>
          <table:table-cell office:value-type="float" office:value="1.94320773339553" calcext:value-type="float">
            <text:p>1.9432077333955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85226.919075" calcext:value-type="float">
            <text:p>385226.919075</text:p>
          </table:table-cell>
          <table:table-cell office:value-type="float" office:value="48153.364884375" calcext:value-type="float">
            <text:p>48153.364884375</text:p>
          </table:table-cell>
          <table:table-cell office:value-type="float" office:value="44322.604603" calcext:value-type="float">
            <text:p>44322.604603</text:p>
          </table:table-cell>
          <table:table-cell office:value-type="float" office:value="57632.50369" calcext:value-type="float">
            <text:p>57632.50369</text:p>
          </table:table-cell>
          <table:table-cell office:value-type="float" office:value="4069.68647896117" calcext:value-type="float">
            <text:p>4069.68647896117</text:p>
          </table:table-cell>
          <table:table-cell office:value-type="float" office:value="2.07669807167408" calcext:value-type="float">
            <text:p>2.0766980716740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76.144954" calcext:value-type="float">
            <text:p>3576.144954</text:p>
          </table:table-cell>
          <table:table-cell office:value-type="float" office:value="447.01811925" calcext:value-type="float">
            <text:p>447.01811925</text:p>
          </table:table-cell>
          <table:table-cell office:value-type="float" office:value="433.741378" calcext:value-type="float">
            <text:p>433.741378</text:p>
          </table:table-cell>
          <table:table-cell office:value-type="float" office:value="468.709984" calcext:value-type="float">
            <text:p>468.709984</text:p>
          </table:table-cell>
          <table:table-cell office:value-type="float" office:value="10.1918603135063" calcext:value-type="float">
            <text:p>10.1918603135063</text:p>
          </table:table-cell>
          <table:table-cell office:value-type="float" office:value="0.00000223704578614796" calcext:value-type="float">
            <text:p>2.23704578614796E-0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08.483709" calcext:value-type="float">
            <text:p>4008.483709</text:p>
          </table:table-cell>
          <table:table-cell office:value-type="float" office:value="501.060463625" calcext:value-type="float">
            <text:p>501.060463625</text:p>
          </table:table-cell>
          <table:table-cell office:value-type="float" office:value="392.023386" calcext:value-type="float">
            <text:p>392.023386</text:p>
          </table:table-cell>
          <table:table-cell office:value-type="float" office:value="939.887592" calcext:value-type="float">
            <text:p>939.887592</text:p>
          </table:table-cell>
          <table:table-cell office:value-type="float" office:value="178.830290379979" calcext:value-type="float">
            <text:p>178.830290379979</text:p>
          </table:table-cell>
          <table:table-cell office:value-type="float" office:value="0.0000199576712312391" calcext:value-type="float">
            <text:p>1.99576712312391E-0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727.836552" calcext:value-type="float">
            <text:p>3727.836552</text:p>
          </table:table-cell>
          <table:table-cell office:value-type="float" office:value="465.979569" calcext:value-type="float">
            <text:p>465.979569</text:p>
          </table:table-cell>
          <table:table-cell office:value-type="float" office:value="400.611985" calcext:value-type="float">
            <text:p>400.611985</text:p>
          </table:table-cell>
          <table:table-cell office:value-type="float" office:value="565.893999" calcext:value-type="float">
            <text:p>565.893999</text:p>
          </table:table-cell>
          <table:table-cell office:value-type="float" office:value="51.2705960002647" calcext:value-type="float">
            <text:p>51.2705960002647</text:p>
          </table:table-cell>
          <table:table-cell office:value-type="float" office:value="0.000214601683534327" calcext:value-type="float">
            <text:p>0.00021460168353432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311.866944" calcext:value-type="float">
            <text:p>3311.866944</text:p>
          </table:table-cell>
          <table:table-cell office:value-type="float" office:value="413.983368" calcext:value-type="float">
            <text:p>413.983368</text:p>
          </table:table-cell>
          <table:table-cell office:value-type="float" office:value="368.289109" calcext:value-type="float">
            <text:p>368.289109</text:p>
          </table:table-cell>
          <table:table-cell office:value-type="float" office:value="465.216745" calcext:value-type="float">
            <text:p>465.216745</text:p>
          </table:table-cell>
          <table:table-cell office:value-type="float" office:value="33.7090354452876" calcext:value-type="float">
            <text:p>33.7090354452876</text:p>
          </table:table-cell>
          <table:table-cell office:value-type="float" office:value="0.00241555597953394" calcext:value-type="float">
            <text:p>0.00241555597953394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589.74211" calcext:value-type="float">
            <text:p>3589.74211</text:p>
          </table:table-cell>
          <table:table-cell office:value-type="float" office:value="448.71776375" calcext:value-type="float">
            <text:p>448.71776375</text:p>
          </table:table-cell>
          <table:table-cell office:value-type="float" office:value="434.819949" calcext:value-type="float">
            <text:p>434.819949</text:p>
          </table:table-cell>
          <table:table-cell office:value-type="float" office:value="468.11645" calcext:value-type="float">
            <text:p>468.11645</text:p>
          </table:table-cell>
          <table:table-cell office:value-type="float" office:value="11.0547146840101" calcext:value-type="float">
            <text:p>11.0547146840101</text:p>
          </table:table-cell>
          <table:table-cell office:value-type="float" office:value="0.0222857234722079" calcext:value-type="float">
            <text:p>0.0222857234722079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4590.794888" calcext:value-type="float">
            <text:p>4590.794888</text:p>
          </table:table-cell>
          <table:table-cell office:value-type="float" office:value="573.849361" calcext:value-type="float">
            <text:p>573.849361</text:p>
          </table:table-cell>
          <table:table-cell office:value-type="float" office:value="474.644301" calcext:value-type="float">
            <text:p>474.644301</text:p>
          </table:table-cell>
          <table:table-cell office:value-type="float" office:value="754.258518" calcext:value-type="float">
            <text:p>754.258518</text:p>
          </table:table-cell>
          <table:table-cell office:value-type="float" office:value="88.3766144216938" calcext:value-type="float">
            <text:p>88.3766144216938</text:p>
          </table:table-cell>
          <table:table-cell office:value-type="float" office:value="0.174261760657428" calcext:value-type="float">
            <text:p>0.17426176065742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7986.746665" calcext:value-type="float">
            <text:p>7986.746665</text:p>
          </table:table-cell>
          <table:table-cell office:value-type="float" office:value="998.343333125" calcext:value-type="float">
            <text:p>998.343333125</text:p>
          </table:table-cell>
          <table:table-cell office:value-type="float" office:value="834.036265" calcext:value-type="float">
            <text:p>834.036265</text:p>
          </table:table-cell>
          <table:table-cell office:value-type="float" office:value="1294.199539" calcext:value-type="float">
            <text:p>1294.199539</text:p>
          </table:table-cell>
          <table:table-cell office:value-type="float" office:value="148.458420294025" calcext:value-type="float">
            <text:p>148.458420294025</text:p>
          </table:table-cell>
          <table:table-cell office:value-type="float" office:value="1.00165941597448" calcext:value-type="float">
            <text:p>1.0016594159744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0652.167063" calcext:value-type="float">
            <text:p>40652.167063</text:p>
          </table:table-cell>
          <table:table-cell office:value-type="float" office:value="5081.520882875" calcext:value-type="float">
            <text:p>5081.520882875</text:p>
          </table:table-cell>
          <table:table-cell office:value-type="float" office:value="4724.619895" calcext:value-type="float">
            <text:p>4724.619895</text:p>
          </table:table-cell>
          <table:table-cell office:value-type="float" office:value="6061.300923" calcext:value-type="float">
            <text:p>6061.300923</text:p>
          </table:table-cell>
          <table:table-cell office:value-type="float" office:value="435.797380270845" calcext:value-type="float">
            <text:p>435.797380270845</text:p>
          </table:table-cell>
          <table:table-cell office:value-type="float" office:value="1.96791477010368" calcext:value-type="float">
            <text:p>1.9679147701036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60403.722535" calcext:value-type="float">
            <text:p>360403.722535</text:p>
          </table:table-cell>
          <table:table-cell office:value-type="float" office:value="45050.465316875" calcext:value-type="float">
            <text:p>45050.465316875</text:p>
          </table:table-cell>
          <table:table-cell office:value-type="float" office:value="43365.592228" calcext:value-type="float">
            <text:p>43365.592228</text:p>
          </table:table-cell>
          <table:table-cell office:value-type="float" office:value="49212.76706" calcext:value-type="float">
            <text:p>49212.76706</text:p>
          </table:table-cell>
          <table:table-cell office:value-type="float" office:value="1964.10601955109" calcext:value-type="float">
            <text:p>1964.10601955109</text:p>
          </table:table-cell>
          <table:table-cell office:value-type="float" office:value="2.21973289946335" calcext:value-type="float">
            <text:p>2.21973289946335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207354" calcext:value-type="float">
            <text:p>0.207354</text:p>
          </table:table-cell>
          <table:table-cell office:value-type="float" office:value="0.02591925" calcext:value-type="float">
            <text:p>0.02591925</text:p>
          </table:table-cell>
          <table:table-cell office:value-type="float" office:value="0.016203" calcext:value-type="float">
            <text:p>0.016203</text:p>
          </table:table-cell>
          <table:table-cell office:value-type="float" office:value="0.072563" calcext:value-type="float">
            <text:p>0.072563</text:p>
          </table:table-cell>
          <table:table-cell office:value-type="float" office:value="0.0190888192536888" calcext:value-type="float">
            <text:p>0.0190888192536888</text:p>
          </table:table-cell>
          <table:table-cell office:value-type="float" office:value="0.0385813632724712" calcext:value-type="float">
            <text:p>0.0385813632724712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29761" calcext:value-type="float">
            <text:p>0.129761</text:p>
          </table:table-cell>
          <table:table-cell office:value-type="float" office:value="0.016220125" calcext:value-type="float">
            <text:p>0.016220125</text:p>
          </table:table-cell>
          <table:table-cell office:value-type="float" office:value="0.014177" calcext:value-type="float">
            <text:p>0.014177</text:p>
          </table:table-cell>
          <table:table-cell office:value-type="float" office:value="0.02612" calcext:value-type="float">
            <text:p>0.02612</text:p>
          </table:table-cell>
          <table:table-cell office:value-type="float" office:value="0.00401303737612084" calcext:value-type="float">
            <text:p>0.00401303737612084</text:p>
          </table:table-cell>
          <table:table-cell office:value-type="float" office:value="0.616518060125924" calcext:value-type="float">
            <text:p>0.616518060125924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19288" calcext:value-type="float">
            <text:p>0.119288</text:p>
          </table:table-cell>
          <table:table-cell office:value-type="float" office:value="0.014911" calcext:value-type="float">
            <text:p>0.014911</text:p>
          </table:table-cell>
          <table:table-cell office:value-type="float" office:value="0.013689" calcext:value-type="float">
            <text:p>0.013689</text:p>
          </table:table-cell>
          <table:table-cell office:value-type="float" office:value="0.02179" calcext:value-type="float">
            <text:p>0.02179</text:p>
          </table:table-cell>
          <table:table-cell office:value-type="float" office:value="0.00279323156423319" calcext:value-type="float">
            <text:p>0.00279323156423319</text:p>
          </table:table-cell>
          <table:table-cell office:value-type="float" office:value="6.70645831936155" calcext:value-type="float">
            <text:p>6.7064583193615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.103154" calcext:value-type="float">
            <text:p>0.103154</text:p>
          </table:table-cell>
          <table:table-cell office:value-type="float" office:value="0.01289425" calcext:value-type="float">
            <text:p>0.01289425</text:p>
          </table:table-cell>
          <table:table-cell office:value-type="float" office:value="0.011593" calcext:value-type="float">
            <text:p>0.011593</text:p>
          </table:table-cell>
          <table:table-cell office:value-type="float" office:value="0.019905" calcext:value-type="float">
            <text:p>0.019905</text:p>
          </table:table-cell>
          <table:table-cell office:value-type="float" office:value="0.0028481647098238" calcext:value-type="float">
            <text:p>0.0028481647098238</text:p>
          </table:table-cell>
          <table:table-cell office:value-type="float" office:value="77.5539484654013" calcext:value-type="float">
            <text:p>77.553948465401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0.101478" calcext:value-type="float">
            <text:p>0.101478</text:p>
          </table:table-cell>
          <table:table-cell office:value-type="float" office:value="0.01268475" calcext:value-type="float">
            <text:p>0.01268475</text:p>
          </table:table-cell>
          <table:table-cell office:value-type="float" office:value="0.011314" calcext:value-type="float">
            <text:p>0.011314</text:p>
          </table:table-cell>
          <table:table-cell office:value-type="float" office:value="0.020114" calcext:value-type="float">
            <text:p>0.020114</text:p>
          </table:table-cell>
          <table:table-cell office:value-type="float" office:value="0.00302471829857167" calcext:value-type="float">
            <text:p>0.00302471829857167</text:p>
          </table:table-cell>
          <table:table-cell office:value-type="float" office:value="788.348213405861" calcext:value-type="float">
            <text:p>788.348213405861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0.103851" calcext:value-type="float">
            <text:p>0.103851</text:p>
          </table:table-cell>
          <table:table-cell office:value-type="float" office:value="0.012981375" calcext:value-type="float">
            <text:p>0.012981375</text:p>
          </table:table-cell>
          <table:table-cell office:value-type="float" office:value="0.011034" calcext:value-type="float">
            <text:p>0.011034</text:p>
          </table:table-cell>
          <table:table-cell office:value-type="float" office:value="0.021301" calcext:value-type="float">
            <text:p>0.021301</text:p>
          </table:table-cell>
          <table:table-cell office:value-type="float" office:value="0.00345152690589873" calcext:value-type="float">
            <text:p>0.00345152690589873</text:p>
          </table:table-cell>
          <table:table-cell office:value-type="float" office:value="7703.34421430704" calcext:value-type="float">
            <text:p>7703.34421430704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0.105807" calcext:value-type="float">
            <text:p>0.105807</text:p>
          </table:table-cell>
          <table:table-cell office:value-type="float" office:value="0.013225875" calcext:value-type="float">
            <text:p>0.013225875</text:p>
          </table:table-cell>
          <table:table-cell office:value-type="float" office:value="0.011314" calcext:value-type="float">
            <text:p>0.011314</text:p>
          </table:table-cell>
          <table:table-cell office:value-type="float" office:value="0.023257" calcext:value-type="float">
            <text:p>0.023257</text:p>
          </table:table-cell>
          <table:table-cell office:value-type="float" office:value="0.00408271479839089" calcext:value-type="float">
            <text:p>0.00408271479839089</text:p>
          </table:table-cell>
          <table:table-cell office:value-type="float" office:value="75609.3642197586" calcext:value-type="float">
            <text:p>75609.364219758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102384" calcext:value-type="float">
            <text:p>0.102384</text:p>
          </table:table-cell>
          <table:table-cell office:value-type="float" office:value="0.012798" calcext:value-type="float">
            <text:p>0.012798</text:p>
          </table:table-cell>
          <table:table-cell office:value-type="float" office:value="0.010825" calcext:value-type="float">
            <text:p>0.010825</text:p>
          </table:table-cell>
          <table:table-cell office:value-type="float" office:value="0.022069" calcext:value-type="float">
            <text:p>0.022069</text:p>
          </table:table-cell>
          <table:table-cell office:value-type="float" office:value="0.00380983302971216" calcext:value-type="float">
            <text:p>0.00380983302971216</text:p>
          </table:table-cell>
          <table:table-cell office:value-type="float" office:value="781372.089388967" calcext:value-type="float">
            <text:p>781372.08938896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G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0.123895" calcext:value-type="float">
            <text:p>0.123895</text:p>
          </table:table-cell>
          <table:table-cell office:value-type="float" office:value="0.015486875" calcext:value-type="float">
            <text:p>0.015486875</text:p>
          </table:table-cell>
          <table:table-cell office:value-type="float" office:value="0.007612" calcext:value-type="float">
            <text:p>0.007612</text:p>
          </table:table-cell>
          <table:table-cell office:value-type="float" office:value="0.066767" calcext:value-type="float">
            <text:p>0.066767</text:p>
          </table:table-cell>
          <table:table-cell office:value-type="float" office:value="0.0207354633172771" calcext:value-type="float">
            <text:p>0.0207354633172771</text:p>
          </table:table-cell>
          <table:table-cell office:value-type="float" office:value="6457080.59243715" calcext:value-type="float">
            <text:p>6457080.5924371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06.107179" calcext:value-type="float">
            <text:p>3606.107179</text:p>
          </table:table-cell>
          <table:table-cell office:value-type="float" office:value="450.763397375" calcext:value-type="float">
            <text:p>450.763397375</text:p>
          </table:table-cell>
          <table:table-cell office:value-type="float" office:value="365.508851" calcext:value-type="float">
            <text:p>365.508851</text:p>
          </table:table-cell>
          <table:table-cell office:value-type="float" office:value="649.924366" calcext:value-type="float">
            <text:p>649.924366</text:p>
          </table:table-cell>
          <table:table-cell office:value-type="float" office:value="88.1955863622458" calcext:value-type="float">
            <text:p>88.1955863622458</text:p>
          </table:table-cell>
          <table:table-cell office:value-type="float" office:value="0.00000221845874315318" calcext:value-type="float">
            <text:p>2.21845874315318E-06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26.016724" calcext:value-type="float">
            <text:p>3526.016724</text:p>
          </table:table-cell>
          <table:table-cell office:value-type="float" office:value="440.7520905" calcext:value-type="float">
            <text:p>440.7520905</text:p>
          </table:table-cell>
          <table:table-cell office:value-type="float" office:value="373.153542" calcext:value-type="float">
            <text:p>373.153542</text:p>
          </table:table-cell>
          <table:table-cell office:value-type="float" office:value="494.208978" calcext:value-type="float">
            <text:p>494.208978</text:p>
          </table:table-cell>
          <table:table-cell office:value-type="float" office:value="35.3027444248288" calcext:value-type="float">
            <text:p>35.3027444248288</text:p>
          </table:table-cell>
          <table:table-cell office:value-type="float" office:value="0.0000226884913663274" calcext:value-type="float">
            <text:p>2.26884913663274E-05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410.763717" calcext:value-type="float">
            <text:p>3410.763717</text:p>
          </table:table-cell>
          <table:table-cell office:value-type="float" office:value="426.345464625" calcext:value-type="float">
            <text:p>426.345464625</text:p>
          </table:table-cell>
          <table:table-cell office:value-type="float" office:value="367.116345" calcext:value-type="float">
            <text:p>367.116345</text:p>
          </table:table-cell>
          <table:table-cell office:value-type="float" office:value="511.74249" calcext:value-type="float">
            <text:p>511.74249</text:p>
          </table:table-cell>
          <table:table-cell office:value-type="float" office:value="46.4090222030206" calcext:value-type="float">
            <text:p>46.4090222030206</text:p>
          </table:table-cell>
          <table:table-cell office:value-type="float" office:value="0.000234551574479529" calcext:value-type="float">
            <text:p>0.000234551574479529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3429.59472" calcext:value-type="float">
            <text:p>3429.59472</text:p>
          </table:table-cell>
          <table:table-cell office:value-type="float" office:value="428.69934" calcext:value-type="float">
            <text:p>428.69934</text:p>
          </table:table-cell>
          <table:table-cell office:value-type="float" office:value="379.161561" calcext:value-type="float">
            <text:p>379.161561</text:p>
          </table:table-cell>
          <table:table-cell office:value-type="float" office:value="484.461384" calcext:value-type="float">
            <text:p>484.461384</text:p>
          </table:table-cell>
          <table:table-cell office:value-type="float" office:value="33.8482581777008" calcext:value-type="float">
            <text:p>33.8482581777008</text:p>
          </table:table-cell>
          <table:table-cell office:value-type="float" office:value="0.00233263713445418" calcext:value-type="float">
            <text:p>0.00233263713445418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279.677812" calcext:value-type="float">
            <text:p>3279.677812</text:p>
          </table:table-cell>
          <table:table-cell office:value-type="float" office:value="409.9597265" calcext:value-type="float">
            <text:p>409.9597265</text:p>
          </table:table-cell>
          <table:table-cell office:value-type="float" office:value="364.568361" calcext:value-type="float">
            <text:p>364.568361</text:p>
          </table:table-cell>
          <table:table-cell office:value-type="float" office:value="466.521296" calcext:value-type="float">
            <text:p>466.521296</text:p>
          </table:table-cell>
          <table:table-cell office:value-type="float" office:value="38.7966068527276" calcext:value-type="float">
            <text:p>38.7966068527276</text:p>
          </table:table-cell>
          <table:table-cell office:value-type="float" office:value="0.0243926399438653" calcext:value-type="float">
            <text:p>0.024392639943865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" calcext:value-type="float">
            <text:p>10</text:p>
          </table:table-cell>
          <table:table-cell office:value-type="float" office:value="4310.763024" calcext:value-type="float">
            <text:p>4310.763024</text:p>
          </table:table-cell>
          <table:table-cell office:value-type="float" office:value="538.845378" calcext:value-type="float">
            <text:p>538.845378</text:p>
          </table:table-cell>
          <table:table-cell office:value-type="float" office:value="489.787857" calcext:value-type="float">
            <text:p>489.787857</text:p>
          </table:table-cell>
          <table:table-cell office:value-type="float" office:value="605.193522" calcext:value-type="float">
            <text:p>605.193522</text:p>
          </table:table-cell>
          <table:table-cell office:value-type="float" office:value="35.1510634067463" calcext:value-type="float">
            <text:p>35.1510634067463</text:p>
          </table:table-cell>
          <table:table-cell office:value-type="float" office:value="0.185581994543897" calcext:value-type="float">
            <text:p>0.18558199454389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7043.081605" calcext:value-type="float">
            <text:p>7043.081605</text:p>
          </table:table-cell>
          <table:table-cell office:value-type="float" office:value="880.385200625" calcext:value-type="float">
            <text:p>880.385200625</text:p>
          </table:table-cell>
          <table:table-cell office:value-type="float" office:value="828.494644" calcext:value-type="float">
            <text:p>828.494644</text:p>
          </table:table-cell>
          <table:table-cell office:value-type="float" office:value="982.219901" calcext:value-type="float">
            <text:p>982.219901</text:p>
          </table:table-cell>
          <table:table-cell office:value-type="float" office:value="56.9594038806417" calcext:value-type="float">
            <text:p>56.9594038806417</text:p>
          </table:table-cell>
          <table:table-cell office:value-type="float" office:value="1.13586643583977" calcext:value-type="float">
            <text:p>1.13586643583977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1169.041593" calcext:value-type="float">
            <text:p>41169.041593</text:p>
          </table:table-cell>
          <table:table-cell office:value-type="float" office:value="5146.130199125" calcext:value-type="float">
            <text:p>5146.130199125</text:p>
          </table:table-cell>
          <table:table-cell office:value-type="float" office:value="4655.077467" calcext:value-type="float">
            <text:p>4655.077467</text:p>
          </table:table-cell>
          <table:table-cell office:value-type="float" office:value="6921.256602" calcext:value-type="float">
            <text:p>6921.256602</text:p>
          </table:table-cell>
          <table:table-cell office:value-type="float" office:value="769.418096896654" calcext:value-type="float">
            <text:p>769.418096896654</text:p>
          </table:table-cell>
          <table:table-cell office:value-type="float" office:value="1.94320773339553" calcext:value-type="float">
            <text:p>1.94320773339553</text:p>
          </table:table-cell>
        </table:table-row>
        <table:table-row table:style-name="ro1">
          <table:table-cell office:value-type="string" calcext:value-type="string">
            <text:p>CDN</text:p>
          </table:table-cell>
          <table:table-cell office:value-type="string" calcext:value-type="string">
            <text:p>SET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0" calcext:value-type="float">
            <text:p>10</text:p>
          </table:table-cell>
          <table:table-cell office:value-type="float" office:value="385226.919075" calcext:value-type="float">
            <text:p>385226.919075</text:p>
          </table:table-cell>
          <table:table-cell office:value-type="float" office:value="48153.364884375" calcext:value-type="float">
            <text:p>48153.364884375</text:p>
          </table:table-cell>
          <table:table-cell office:value-type="float" office:value="44322.604603" calcext:value-type="float">
            <text:p>44322.604603</text:p>
          </table:table-cell>
          <table:table-cell office:value-type="float" office:value="57632.50369" calcext:value-type="float">
            <text:p>57632.50369</text:p>
          </table:table-cell>
          <table:table-cell office:value-type="float" office:value="4069.68647896117" calcext:value-type="float">
            <text:p>4069.68647896117</text:p>
          </table:table-cell>
          <table:table-cell office:value-type="float" office:value="2.07669807167408" calcext:value-type="float">
            <text:p>2.07669807167408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PctoDistributedStorage</text:p>
          </table:table-cell>
          <table:table-cell office:value-type="string" calcext:value-type="string">
            <text:p>PctoSingleStorage</text:p>
          </table:table-cell>
          <table:table-cell office:value-type="string" calcext:value-type="string">
            <text:p>SameZon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50.763397375" calcext:value-type="float">
            <text:p>450.763397375</text:p>
          </table:table-cell>
          <table:table-cell office:value-type="float" office:value="453.445829625" calcext:value-type="float">
            <text:p>453.445829625</text:p>
          </table:table-cell>
          <table:table-cell office:value-type="float" office:value="232.385844125" calcext:value-type="float">
            <text:p>232.3858441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40.7520905" calcext:value-type="float">
            <text:p>440.7520905</text:p>
          </table:table-cell>
          <table:table-cell office:value-type="float" office:value="466.841088875" calcext:value-type="float">
            <text:p>466.841088875</text:p>
          </table:table-cell>
          <table:table-cell office:value-type="float" office:value="219.989745875" calcext:value-type="float">
            <text:p>219.9897458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26.345464625" calcext:value-type="float">
            <text:p>426.345464625</text:p>
          </table:table-cell>
          <table:table-cell office:value-type="float" office:value="416.7537625" calcext:value-type="float">
            <text:p>416.7537625</text:p>
          </table:table-cell>
          <table:table-cell office:value-type="float" office:value="233.83975" calcext:value-type="float">
            <text:p>233.839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28.69934" calcext:value-type="float">
            <text:p>428.69934</text:p>
          </table:table-cell>
          <table:table-cell office:value-type="float" office:value="414.59553375" calcext:value-type="float">
            <text:p>414.59553375</text:p>
          </table:table-cell>
          <table:table-cell office:value-type="float" office:value="235.87490875" calcext:value-type="float">
            <text:p>235.874908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09.9597265" calcext:value-type="float">
            <text:p>409.9597265</text:p>
          </table:table-cell>
          <table:table-cell office:value-type="float" office:value="423.928788375" calcext:value-type="float">
            <text:p>423.928788375</text:p>
          </table:table-cell>
          <table:table-cell office:value-type="float" office:value="232.62752375" calcext:value-type="float">
            <text:p>232.627523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538.845378" calcext:value-type="float">
            <text:p>538.845378</text:p>
          </table:table-cell>
          <table:table-cell office:value-type="float" office:value="554.165484125" calcext:value-type="float">
            <text:p>554.165484125</text:p>
          </table:table-cell>
          <table:table-cell office:value-type="float" office:value="244.259290875" calcext:value-type="float">
            <text:p>244.2592908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880.385200625" calcext:value-type="float">
            <text:p>880.385200625</text:p>
          </table:table-cell>
          <table:table-cell office:value-type="float" office:value="996.067111875" calcext:value-type="float">
            <text:p>996.067111875</text:p>
          </table:table-cell>
          <table:table-cell office:value-type="float" office:value="267.004018" calcext:value-type="float">
            <text:p>267.004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0000" calcext:value-type="float">
            <text:p>10000000</text:p>
          </table:table-cell>
          <table:table-cell office:value-type="float" office:value="2146.130199125" calcext:value-type="float">
            <text:p>2146.130199125</text:p>
          </table:table-cell>
          <table:table-cell office:value-type="float" office:value="2120.86141375" calcext:value-type="float">
            <text:p>2120.86141375</text:p>
          </table:table-cell>
          <table:table-cell office:value-type="float" office:value="423.341376125" calcext:value-type="float">
            <text:p>423.3413761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00000" calcext:value-type="float">
            <text:p>100000000</text:p>
          </table:table-cell>
          <table:table-cell office:value-type="float" office:value="18153.364884375" calcext:value-type="float">
            <text:p>18153.364884375</text:p>
          </table:table-cell>
          <table:table-cell office:value-type="float" office:value="16160.871900875" calcext:value-type="float">
            <text:p>16160.871900875</text:p>
          </table:table-cell>
          <table:table-cell office:value-type="float" office:value="1771.695922875" calcext:value-type="float">
            <text:p>1771.6959228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31T09:58:04.576762890</dc:date>
    <meta:editing-duration>P2DT1H49S</meta:editing-duration>
    <meta:editing-cycles>1</meta:editing-cycles>
    <meta:document-statistic meta:table-count="1" meta:cell-count="859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273cm" svg:height="15.341cm" xlink:href=".." xlink:type="simple" chart:class="chart:bar" chart:style-name="ch1">
        <chart:legend chart:legend-position="end" svg:x="22.973cm" svg:y="6.873cm" style:legend-expansion="high" chart:style-name="ch2"/>
        <chart:plot-area chart:style-name="ch3" table:cell-range-address="pruebas.C96:pruebas.F105" chart:data-source-has-labels="both" svg:x="0.545cm" svg:y="0.306cm" svg:width="21.883cm" svg:height="14.729cm">
          <chart:coordinate-region svg:x="1.722cm" svg:y="0.505cm" svg:width="20.706cm" svg:height="13.883cm"/>
          <chart:axis chart:dimension="x" chart:name="primary-x" chart:style-name="ch4" chartooo:axis-type="auto">
            <chartooo:date-scale/>
            <chart:categories table:cell-range-address="pruebas.C97:pruebas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uebas.D97:pruebas.D105" chart:label-cell-address="pruebas.D96:pruebas.D96" chart:class="chart:bar">
            <chart:data-point chart:repeated="9"/>
          </chart:series>
          <chart:series chart:style-name="ch8" chart:values-cell-range-address="pruebas.E97:pruebas.E105" chart:label-cell-address="pruebas.E96:pruebas.E96" chart:class="chart:bar">
            <chart:data-point chart:repeated="9"/>
          </chart:series>
          <chart:series chart:style-name="ch9" chart:values-cell-range-address="pruebas.F97:pruebas.F105" chart:label-cell-address="pruebas.F96:pruebas.F96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toDistributedStorage</text:p>
                <draw:g>
                  <svg:desc>pruebas.D96:pruebas.D96</svg:desc>
                </draw:g>
              </table:table-cell>
              <table:table-cell office:value-type="string">
                <text:p>PctoSingleStorage</text:p>
                <draw:g>
                  <svg:desc>pruebas.E96:pruebas.E96</svg:desc>
                </draw:g>
              </table:table-cell>
              <table:table-cell office:value-type="string">
                <text:p>SameZone</text:p>
                <draw:g>
                  <svg:desc>pruebas.F96:pruebas.F9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ruebas.C97:pruebas.C105</svg:desc>
                </draw:g>
              </table:table-cell>
              <table:table-cell office:value-type="float" office:value="450.763397375">
                <text:p>450.763397375</text:p>
                <draw:g>
                  <svg:desc>pruebas.D97:pruebas.D105</svg:desc>
                </draw:g>
              </table:table-cell>
              <table:table-cell office:value-type="float" office:value="453.445829625">
                <text:p>453.445829625</text:p>
                <draw:g>
                  <svg:desc>pruebas.E97:pruebas.E105</svg:desc>
                </draw:g>
              </table:table-cell>
              <table:table-cell office:value-type="float" office:value="232.385844125">
                <text:p>232.385844125</text:p>
                <draw:g>
                  <svg:desc>pruebas.F97:pruebas.F10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0.7520905">
                <text:p>440.7520905</text:p>
              </table:table-cell>
              <table:table-cell office:value-type="float" office:value="466.841088875">
                <text:p>466.841088875</text:p>
              </table:table-cell>
              <table:table-cell office:value-type="float" office:value="219.989745875">
                <text:p>219.98974587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26.345464625">
                <text:p>426.345464625</text:p>
              </table:table-cell>
              <table:table-cell office:value-type="float" office:value="416.7537625">
                <text:p>416.7537625</text:p>
              </table:table-cell>
              <table:table-cell office:value-type="float" office:value="233.83975">
                <text:p>233.839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28.69934">
                <text:p>428.69934</text:p>
              </table:table-cell>
              <table:table-cell office:value-type="float" office:value="414.59553375">
                <text:p>414.59553375</text:p>
              </table:table-cell>
              <table:table-cell office:value-type="float" office:value="235.87490875">
                <text:p>235.8749087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09.9597265">
                <text:p>409.9597265</text:p>
              </table:table-cell>
              <table:table-cell office:value-type="float" office:value="423.928788375">
                <text:p>423.928788375</text:p>
              </table:table-cell>
              <table:table-cell office:value-type="float" office:value="232.62752375">
                <text:p>232.627523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38.845378">
                <text:p>538.845378</text:p>
              </table:table-cell>
              <table:table-cell office:value-type="float" office:value="554.165484125">
                <text:p>554.165484125</text:p>
              </table:table-cell>
              <table:table-cell office:value-type="float" office:value="244.259290875">
                <text:p>244.25929087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80.385200625">
                <text:p>880.385200625</text:p>
              </table:table-cell>
              <table:table-cell office:value-type="float" office:value="996.067111875">
                <text:p>996.067111875</text:p>
              </table:table-cell>
              <table:table-cell office:value-type="float" office:value="267.004018">
                <text:p>267.00401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146.130199125">
                <text:p>2146.130199125</text:p>
              </table:table-cell>
              <table:table-cell office:value-type="float" office:value="2120.86141375">
                <text:p>2120.86141375</text:p>
              </table:table-cell>
              <table:table-cell office:value-type="float" office:value="423.341376125">
                <text:p>423.34137612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18153.364884375">
                <text:p>18153.364884375</text:p>
              </table:table-cell>
              <table:table-cell office:value-type="float" office:value="16160.871900875">
                <text:p>16160.871900875</text:p>
              </table:table-cell>
              <table:table-cell office:value-type="float" office:value="1771.695922875">
                <text:p>1771.695922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